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ORAN FELIX, PAVEL GUSTAV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Y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ARFIAS HURTADO, HERNA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ORAN FELIX, PAVEL GUSTAV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8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2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3532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51:0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